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c1fe" officeooo:paragraph-rsid="000dc1fe"/>
    </style:style>
    <style:style style:name="T1" style:family="text">
      <style:text-properties officeooo:rsid="0011d36f"/>
    </style:style>
    <style:style style:name="T2" style:family="text">
      <style:text-properties officeooo:rsid="0014f76b"/>
    </style:style>
    <style:style style:name="T3" style:family="text">
      <style:text-properties officeooo:rsid="00150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<text:span text:style-name="T3">5</text:span>/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3-05T18:03:28.347000000</dc:date>
    <meta:editing-duration>PT11H15M23S</meta:editing-duration>
    <meta:editing-cycles>9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